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s.reportBrokenLink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eports.prepareVie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rokenLink.BrokenLink( String sourceUrl , String targe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rokenLink.getSour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nLink.getTar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s.getPub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